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4c4c4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6e6e6" draw:opacity="90%" draw:textarea-horizontal-align="justify" draw:textarea-vertical-align="middle" draw:auto-grow-height="false" draw:shadow-opacity="90%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co1" style:family="table-column">
      <style:table-column-properties style:column-width="4.159cm" style:use-optimal-column-width="false"/>
    </style:style>
    <style:style style:name="co2" style:family="table-column">
      <style:table-column-properties style:column-width="4.163cm" style:use-optimal-column-width="false"/>
    </style:style>
    <style:style style:name="ro1" style:family="table-row">
      <style:table-row-properties style:row-height="1.399cm"/>
    </style:style>
    <style:style style:name="ro2" style:family="table-row">
      <style:table-row-properties style:row-height="1.4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Прайс" svg:width="20.8cm" svg:height="15.3cm" svg:x="7.9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Меню" svg:width="6.9cm" svg:height="15.3cm" svg:x="0.999cm" svg:y="4.6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Меню" svg:width="6.9cm" svg:height="2.1cm" svg:x="0.999cm" svg:y="4.699cm">
          <text:p text:style-name="P1">Pr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Меню" svg:width="6.9cm" svg:height="2.1cm" svg:x="0.999cm" svg:y="6.7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Меню" svg:width="6.9cm" svg:height="2.1cm" svg:x="0.999cm" svg:y="8.8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Меню" svg:width="6.9cm" svg:height="2.1cm" svg:x="0.999cm" svg:y="10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Прайс" svg:width="20.8cm" svg:height="15.3cm" svg:x="7.9cm" svg:y="4.7cm">
          <text:p/>
          <draw:enhanced-geometry svg:viewBox="0 0 21600 21600" draw:type="rectangle" draw:enhanced-path="M 0 0 L 21600 0 21600 21600 0 21600 0 0 Z N"/>
        </draw:custom-shape>
        <draw:frame draw:style-name="standard" draw:layer="Прайс" svg:width="20.798cm" svg:height="5.596cm" svg:x="7.9cm" svg:y="6.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Name</text:p>
              </table:table-cell>
              <table:table-cell>
                <text:p>Pl</text:p>
              </table:table-cell>
              <table:table-cell>
                <text:p>Time</text:p>
              </table:table-cell>
              <table:table-cell>
                <text:p>S</text:p>
              </table:table-cell>
              <table:table-cell>
                <text:p>B</text:p>
              </table:table-cell>
            </table:table-row>
            <table:table-row table:style-name="ro1" table:default-cell-style-name="ce1">
              <table:table-cell>
                <text:p>Name</text:p>
              </table:table-cell>
              <table:table-cell>
                <text:p>Pl</text:p>
              </table:table-cell>
              <table:table-cell>
                <text:p>Time</text:p>
              </table:table-cell>
              <table:table-cell>
                <text:p>S</text:p>
              </table:table-cell>
              <table:table-cell>
                <text:p>B</text:p>
              </table:table-cell>
            </table:table-row>
            <table:table-row table:style-name="ro1" table:default-cell-style-name="ce1">
              <table:table-cell>
                <text:p>Name</text:p>
              </table:table-cell>
              <table:table-cell>
                <text:p>Pl</text:p>
              </table:table-cell>
              <table:table-cell>
                <text:p>Time</text:p>
              </table:table-cell>
              <table:table-cell>
                <text:p>S</text:p>
              </table:table-cell>
              <table:table-cell>
                <text:p>B</text:p>
              </table:table-cell>
            </table:table-row>
            <table:table-row table:style-name="ro2" table:default-cell-style-name="ce1">
              <table:table-cell>
                <text:p>Name</text:p>
              </table:table-cell>
              <table:table-cell>
                <text:p>Pl</text:p>
              </table:table-cell>
              <table:table-cell>
                <text:p>Time</text:p>
              </table:table-cell>
              <table:table-cell>
                <text:p>S</text:p>
              </table:table-cell>
              <table:table-cell>
                <text:p>B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" draw:text-style-name="P1" draw:layer="Прайс" svg:width="8.3cm" svg:height="2.1cm" svg:x="7.9cm" svg:y="4.7cm">
          <text:p text:style-name="P1">Category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Прайс" svg:width="20.8cm" svg:height="3.7cm" svg:x="7.899cm" svg:y="0.999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" draw:layer="Прайс" svg:width="8.601cm" svg:height="1.6cm" svg:x="9.099cm" svg:y="1.999cm">
            <text:p text:style-name="P1">Ab_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Прайс" svg:width="1.344cm" svg:height="1.6cm" svg:x="16.356cm" svg:y="1.99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Прайс" svg:width="1.3cm" svg:height="1.6cm" svg:x="16.4cm" svg:y="2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6" draw:text-style-name="P1" draw:layer="Прайс" svg:width="8.601cm" svg:height="1.6cm" svg:x="19.1cm" svg:y="2cm">
            <text:p text:style-name="P1">Bc_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Прайс" svg:width="1.344cm" svg:height="1.6cm" svg:x="26.357cm" svg:y="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Прайс" svg:width="1.3cm" svg:height="1.6cm" svg:x="26.4cm" svg:y="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1" draw:layer="Прайс" svg:width="8.6cm" svg:height="6.1cm" svg:x="9.1cm" svg:y="3.6cm">
          <text:p text:style-name="P1">Ab1</text:p>
          <text:p text:style-name="P1">Ab2</text:p>
          <text:p text:style-name="P1">Ab3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Прайс" svg:width="1cm" svg:height="6.1cm" svg:x="16.7cm" svg:y="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Прайс" svg:width="1cm" svg:height="0.7cm" svg:x="16.7cm" svg:y="8.8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Прайс" svg:width="1cm" svg:height="0.8cm" svg:x="16.7cm" svg:y="3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.106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Меню"/>
      <draw:layer draw:name="Прайс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9T11:42:38.82</meta:creation-date>
    <dc:date>2014-12-19T12:45:56.62</dc:date>
    <meta:editing-duration>PT47M55S</meta:editing-duration>
    <meta:editing-cycles>6</meta:editing-cycles>
    <meta:generator>LibreOffice/3.5$Windows_x86 LibreOffice_project/7122e39-92ed229-498d286-15e43b4-d70da21</meta:generator>
    <meta:document-statistic meta:object-count="22"/>
  </office:meta>
</office:document-meta>
</file>